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Droid Sans Mono" svg:font-family="'Droid Sans Mono', monospace, monospace, 'Droid Sans Fallback'"/>
    <style:font-face style:name="OpenSymbol1" svg:font-family="OpenSymbol"/>
    <style:font-face style:name="Tahoma1" svg:font-family="Tahoma"/>
    <style:font-face style:name="Courier New1" svg:font-family="'Courier New'" style:font-family-generic="modern"/>
    <style:font-face style:name="Arial" svg:font-family="Arial, Arial" style:font-family-generic="swiss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ourier New2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au1" style:family="table">
      <style:table-properties style:width="18.995cm" table:align="left"/>
    </style:style>
    <style:style style:name="Tableau1.A" style:family="table-column">
      <style:table-column-properties style:column-width="2.796cm"/>
    </style:style>
    <style:style style:name="Tableau1.B" style:family="table-column">
      <style:table-column-properties style:column-width="16.2cm"/>
    </style:style>
    <style:style style:name="Tableau1.A1" style:family="table-cell">
      <style:table-cell-properties style:vertical-align="middle" style:border-line-width-left="0.019cm 0.049cm 0.049cm" style:border-line-width-top="0.019cm 0.049cm 0.049cm" style:border-line-width-bottom="0.019cm 0.049cm 0.049cm" fo:padding="0.097cm" fo:border-left="3.35pt double #000000" fo:border-right="none" fo:border-top="3.35pt double #000000" fo:border-bottom="3.35pt double #000000"/>
    </style:style>
    <style:style style:name="Tableau1.B1" style:family="table-cell">
      <style:table-cell-properties style:vertical-align="middle" style:border-line-width="0.019cm 0.049cm 0.049cm" fo:padding="0.097cm" fo:border="3.35pt double #000000"/>
    </style:style>
    <style:style style:name="P1" style:family="paragraph" style:parent-style-name="Table_20_Contents">
      <style:paragraph-properties fo:text-align="center" style:justify-single-word="false"/>
      <style:text-properties style:text-position="0% 100%" style:font-name="Arial1" fo:font-size="16pt" style:font-size-asian="16pt" style:font-size-complex="16pt"/>
    </style:style>
    <style:style style:name="P2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3" style:family="paragraph" style:parent-style-name="Standard">
      <style:text-properties fo:color="#d4d4d4" style:font-name="Droid Sans Mono" fo:font-size="10.5pt" fo:font-weight="normal" officeooo:rsid="004f1932" officeooo:paragraph-rsid="004f1932" fo:background-color="#1e1e1e"/>
    </style:style>
    <style:style style:name="P4" style:family="paragraph" style:parent-style-name="Standard">
      <style:text-properties fo:color="#d4d4d4" style:font-name="Droid Sans Mono" fo:font-size="10.5pt" fo:font-weight="normal" officeooo:rsid="00532ad6" officeooo:paragraph-rsid="00532ad6" fo:background-color="#1e1e1e"/>
    </style:style>
    <style:style style:name="P5" style:family="paragraph" style:parent-style-name="Standard">
      <style:text-properties fo:color="#d4d4d4" style:font-name="Droid Sans Mono" fo:font-size="10.5pt" fo:font-weight="normal" officeooo:paragraph-rsid="00532ad6" fo:background-color="#1e1e1e"/>
    </style:style>
    <style:style style:name="P6" style:family="paragraph" style:parent-style-name="Standard">
      <style:text-properties officeooo:rsid="004f1932" officeooo:paragraph-rsid="004f1932"/>
    </style:style>
    <style:style style:name="P7" style:family="paragraph" style:parent-style-name="Standard">
      <style:paragraph-properties style:line-height-at-least="0.503cm"/>
      <style:text-properties fo:color="#ce9178" style:font-name="Droid Sans Mono" fo:font-size="10.5pt" fo:font-weight="normal" fo:background-color="#1e1e1e"/>
    </style:style>
    <style:style style:name="P8" style:family="paragraph" style:parent-style-name="Standard">
      <style:text-properties fo:color="#569cd6" style:font-name="Droid Sans Mono" fo:font-size="10.5pt" fo:font-weight="normal" officeooo:rsid="004f1932" officeooo:paragraph-rsid="004f1932" fo:background-color="#1e1e1e"/>
    </style:style>
    <style:style style:name="P9" style:family="paragraph" style:parent-style-name="RP09_20_Titre_20_dans_20_tableau">
      <style:text-properties officeooo:rsid="004e1ef3" officeooo:paragraph-rsid="004e1ef3"/>
    </style:style>
    <style:style style:name="P10" style:family="paragraph" style:parent-style-name="RP09_20_Texte">
      <style:text-properties officeooo:rsid="004e1ef3" officeooo:paragraph-rsid="004e1ef3"/>
    </style:style>
    <style:style style:name="P11" style:family="paragraph" style:parent-style-name="RP09_20_Texte">
      <style:text-properties officeooo:rsid="004f1932" officeooo:paragraph-rsid="004f1932"/>
    </style:style>
    <style:style style:name="P12" style:family="paragraph" style:parent-style-name="RP09_20_Texte">
      <style:text-properties officeooo:rsid="004f5950" officeooo:paragraph-rsid="004f5950"/>
    </style:style>
    <style:style style:name="P13" style:family="paragraph" style:parent-style-name="RP09_20_Texte">
      <style:text-properties officeooo:rsid="00532ad6" officeooo:paragraph-rsid="00532ad6"/>
    </style:style>
    <style:style style:name="P14" style:family="paragraph" style:parent-style-name="RP09_20_Texte">
      <style:text-properties officeooo:paragraph-rsid="00532ad6"/>
    </style:style>
    <style:style style:name="P15" style:family="paragraph" style:parent-style-name="RP09_20_Texte">
      <style:text-properties fo:background-color="#000000"/>
    </style:style>
    <style:style style:name="P16" style:family="paragraph" style:parent-style-name="RP09_20_Texte">
      <style:paragraph-properties style:writing-mode="page"/>
      <style:text-properties officeooo:rsid="004f1932" officeooo:paragraph-rsid="004f1932"/>
    </style:style>
    <style:style style:name="P17" style:family="paragraph" style:parent-style-name="RP09_20_Chapitre">
      <style:text-properties officeooo:rsid="004e1ef3" officeooo:paragraph-rsid="004e1ef3"/>
    </style:style>
    <style:style style:name="P18" style:family="paragraph" style:parent-style-name="RP09_20_Chapitre">
      <style:text-properties officeooo:rsid="004f5950" officeooo:paragraph-rsid="004f5950"/>
    </style:style>
    <style:style style:name="P19" style:family="paragraph" style:parent-style-name="RP09_20_Chapitre">
      <style:text-properties officeooo:rsid="00532ad6" officeooo:paragraph-rsid="00532ad6"/>
    </style:style>
    <style:style style:name="P20" style:family="paragraph" style:parent-style-name="RP09_20_Chapitre">
      <style:text-properties officeooo:rsid="0050a888" officeooo:paragraph-rsid="0050a888"/>
    </style:style>
    <style:style style:name="P21" style:family="paragraph" style:parent-style-name="RP09_20_Partie">
      <style:text-properties officeooo:rsid="004f1932" officeooo:paragraph-rsid="004f1932"/>
    </style:style>
    <style:style style:name="P22" style:family="paragraph" style:parent-style-name="RP09_20_Partie">
      <style:text-properties officeooo:rsid="004f5950" officeooo:paragraph-rsid="004f5950"/>
    </style:style>
    <style:style style:name="P23" style:family="paragraph" style:parent-style-name="RP09_20_Partie">
      <style:text-properties officeooo:rsid="00532ad6" officeooo:paragraph-rsid="00532ad6"/>
    </style:style>
    <style:style style:name="P24" style:family="paragraph" style:parent-style-name="RP09_20_Partie">
      <style:text-properties officeooo:rsid="0050a888" officeooo:paragraph-rsid="00532ad6"/>
    </style:style>
    <style:style style:name="P25" style:family="paragraph" style:parent-style-name="RP09_20_Question">
      <style:text-properties officeooo:rsid="004f5950" officeooo:paragraph-rsid="004f5950"/>
    </style:style>
    <style:style style:name="P26" style:family="paragraph" style:parent-style-name="RP09_20_Question">
      <style:text-properties officeooo:paragraph-rsid="00532ad6"/>
    </style:style>
    <style:style style:name="P27" style:family="paragraph" style:parent-style-name="RP09_20_Question">
      <style:text-properties officeooo:rsid="00532ad6" officeooo:paragraph-rsid="00532ad6"/>
    </style:style>
    <style:style style:name="P28" style:family="paragraph" style:parent-style-name="RP09_20_Question">
      <style:text-properties officeooo:paragraph-rsid="005369a7"/>
    </style:style>
    <style:style style:name="P29" style:family="paragraph" style:parent-style-name="RP09_20_Texte" style:list-style-name="L1">
      <style:text-properties officeooo:rsid="004e1ef3" officeooo:paragraph-rsid="004e1ef3"/>
    </style:style>
    <style:style style:name="T1" style:family="text">
      <style:text-properties style:text-position="0% 100%" style:font-name="Arial1"/>
    </style:style>
    <style:style style:name="T2" style:family="text">
      <style:text-properties style:text-position="0% 100%" style:font-name="Arial1" officeooo:rsid="00532ad6"/>
    </style:style>
    <style:style style:name="T3" style:family="text">
      <style:text-properties style:text-position="0% 100%" style:font-name="Arial1" officeooo:rsid="005bf787"/>
    </style:style>
    <style:style style:name="T4" style:family="text">
      <style:text-properties fo:color="#569cd6"/>
    </style:style>
    <style:style style:name="T5" style:family="text">
      <style:text-properties fo:color="#569cd6" style:font-name="Droid Sans Mono" fo:font-size="10.5pt" fo:font-weight="normal" fo:background-color="#1e1e1e" loext:char-shading-value="0"/>
    </style:style>
    <style:style style:name="T6" style:family="text">
      <style:text-properties fo:color="#569cd6" style:font-name="Droid Sans Mono" fo:font-size="10.5pt" fo:font-weight="normal" fo:background-color="#1e1e1e" loext:char-shading-value="0" style:font-size-asian="12pt" style:font-size-complex="12pt"/>
    </style:style>
    <style:style style:name="T7" style:family="text">
      <style:text-properties fo:color="#d4d4d4" style:font-name="Droid Sans Mono" fo:font-size="10.5pt" fo:font-weight="normal" fo:background-color="#1e1e1e" loext:char-shading-value="0"/>
    </style:style>
    <style:style style:name="T8" style:family="text">
      <style:text-properties fo:color="#d4d4d4" style:font-name="Droid Sans Mono" fo:font-size="10.5pt" fo:font-weight="normal" officeooo:rsid="00532ad6" fo:background-color="#1e1e1e" loext:char-shading-value="0"/>
    </style:style>
    <style:style style:name="T9" style:family="text">
      <style:text-properties fo:color="#d4d4d4" style:font-name="Droid Sans Mono" fo:font-size="10.5pt" fo:font-weight="normal" fo:background-color="#1e1e1e" loext:char-shading-value="0" style:font-size-asian="12pt" style:font-size-complex="12pt"/>
    </style:style>
    <style:style style:name="T10" style:family="text">
      <style:text-properties fo:color="#d4d4d4" style:font-name="Droid Sans Mono" fo:font-size="10.5pt" fo:font-weight="normal" fo:background-color="#ffffff" loext:char-shading-value="0"/>
    </style:style>
    <style:style style:name="T11" style:family="text">
      <style:text-properties fo:color="#dcdcaa"/>
    </style:style>
    <style:style style:name="T12" style:family="text">
      <style:text-properties fo:color="#dcdcaa" style:font-name="Droid Sans Mono" fo:font-size="10.5pt" fo:font-weight="normal" fo:background-color="#1e1e1e" loext:char-shading-value="0"/>
    </style:style>
    <style:style style:name="T13" style:family="text">
      <style:text-properties fo:color="#9cdcfe"/>
    </style:style>
    <style:style style:name="T14" style:family="text">
      <style:text-properties fo:color="#9cdcfe" style:font-name="Droid Sans Mono" fo:font-size="10.5pt" fo:font-weight="normal" fo:background-color="#1e1e1e" loext:char-shading-value="0"/>
    </style:style>
    <style:style style:name="T15" style:family="text">
      <style:text-properties fo:color="#9cdcfe" style:font-name="Droid Sans Mono" fo:font-size="10.5pt" fo:font-weight="normal" fo:background-color="#1e1e1e" loext:char-shading-value="0" style:font-size-asian="12pt" style:font-size-complex="12pt"/>
    </style:style>
    <style:style style:name="T16" style:family="text">
      <style:text-properties fo:color="#b5cea8"/>
    </style:style>
    <style:style style:name="T17" style:family="text">
      <style:text-properties fo:color="#b5cea8" style:font-name="Droid Sans Mono" fo:font-size="10.5pt" fo:font-weight="normal" fo:background-color="#1e1e1e" loext:char-shading-value="0"/>
    </style:style>
    <style:style style:name="T18" style:family="text">
      <style:text-properties fo:color="#b5cea8" style:font-name="Droid Sans Mono" fo:font-size="10.5pt" fo:font-weight="normal" officeooo:rsid="00532ad6" fo:background-color="#1e1e1e" loext:char-shading-value="0"/>
    </style:style>
    <style:style style:name="T19" style:family="text">
      <style:text-properties fo:color="#b5cea8" style:font-name="Droid Sans Mono" fo:font-size="10.5pt" fo:font-weight="normal" fo:background-color="#1e1e1e" loext:char-shading-value="0" style:font-size-asian="12pt" style:font-size-complex="12pt"/>
    </style:style>
    <style:style style:name="T20" style:family="text">
      <style:text-properties fo:color="#c586c0"/>
    </style:style>
    <style:style style:name="T21" style:family="text">
      <style:text-properties fo:color="#000000" style:font-name="arial" fo:font-size="12pt" fo:font-weight="normal" fo:background-color="#ffffff" loext:char-shading-value="0" style:font-size-asian="12pt" style:font-size-complex="12pt"/>
    </style:style>
    <style:style style:name="T22" style:family="text">
      <style:text-properties officeooo:rsid="004b33c0"/>
    </style:style>
    <style:style style:name="T23" style:family="text">
      <style:text-properties officeooo:rsid="004f1932"/>
    </style:style>
    <style:style style:name="T24" style:family="text">
      <style:text-properties fo:font-style="italic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officeooo:rsid="004f5950"/>
    </style:style>
    <style:style style:name="T27" style:family="text">
      <style:text-properties officeooo:rsid="0050a888"/>
    </style:style>
    <style:style style:name="T28" style:family="text">
      <style:text-properties officeooo:rsid="00532ad6"/>
    </style:style>
    <style:style style:name="T29" style:family="text">
      <style:text-properties officeooo:rsid="00547498"/>
    </style:style>
    <style:style style:name="T30" style:family="text">
      <style:text-properties officeooo:rsid="005a4a60"/>
    </style:style>
    <style:style style:name="T31" style:family="text">
      <style:text-properties officeooo:rsid="005bf787"/>
    </style:style>
    <style:style style:name="Sect1" style:family="section">
      <style:section-properties text:dont-balance-text-columns="false" style:editable="false">
        <style:columns fo:column-count="3" fo:column-gap="0.497cm">
          <style:column-sep style:width="0.009cm" style:color="#000000" style:height="100%" style:style="solid"/>
          <style:column style:rel-width="21845*" fo:start-indent="0cm" fo:end-indent="0.249cm"/>
          <style:column style:rel-width="21845*" fo:start-indent="0.249cm" fo:end-indent="0.249cm"/>
          <style:column style:rel-width="21845*" fo:start-indent="0.249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Line94843244840208">
          <table:table-cell table:style-name="Tableau1.A1" office:value-type="string">
            <text:p text:style-name="P1">TD<text:span text:style-name="T30">16</text:span></text:p>
            <text:p text:style-name="P1">TNSI</text:p>
          </table:table-cell>
          <table:table-cell table:style-name="Tableau1.B1" office:value-type="string">
            <text:p text:style-name="P9">Paradigmes de programmation – Programmation fonctionnelle</text:p>
          </table:table-cell>
        </table:table-row>
      </table:table>
      <text:h text:style-name="P17" text:outline-level="1">Paradigmes de programmation</text:h>
      <text:p text:style-name="P10">Vous connaissez déjà deux paradigmes de programmation : </text:p>
      <text:list xml:id="list793610762" text:style-name="L1">
        <text:list-item>
          <text:p text:style-name="P29">la programmation impérative : c’est celle que vous avez vue en première et qui consiste à décrire directement ce que vous voulez que votre programme réalise.</text:p>
        </text:list-item>
        <text:list-item>
          <text:p text:style-name="P29">La programmation orientée objet, vue en début d’année, et qui consiste à décrire les objets et les méthodes que vous allez utiliser.</text:p>
        </text:list-item>
      </text:list>
      <text:p text:style-name="P10">Il en existe bien d’autres mais nous ne verrons ici que le paradigme de la programmation fonctionnelle.</text:p>
      <text:p text:style-name="P10">Comme vous l’avez vu, les différents paradigmes peuvent coexister dans un même langage de programmation et donc dans un même programme. <text:span text:style-name="T23">Il est donc important pour un programmeur de savoir utiliser le bon paradigme pour réaliser la bonne tâche.</text:span></text:p>
      <text:h text:style-name="P17" text:outline-level="1">Programmation fonctionnelle</text:h>
      <text:h text:style-name="P21" text:outline-level="2">Effet de bord</text:h>
      <text:p text:style-name="RP09_20_Texte"><text:span text:style-name="T23">« U</text:span>ne <text:span text:style-name="T23">fonction</text:span> est dite à <text:span text:style-name="T25">effet de bord</text:span> (traduction mot à mot de l'anglais <text:span text:style-name="T24">side effect</text:span>, dont le sens est plus proche d'<text:span text:style-name="T24">effet secondaire</text:span>) si elle modifie un état en dehors de son environnement local, c'est-à-<text:span text:style-name="T23">d</text:span>ire a une interaction observable avec le monde extérieur autre que retourner une valeur. » <text:span text:style-name="T23">(Wikipedia 28/10/2020).</text:span></text:p>
      <text:p text:style-name="P11">Pour donner des exemples :</text:p>
      <text:section text:style-name="Sect1" text:name="Section1">
        <text:p text:style-name="P3"><text:span text:style-name="T4">def</text:span> <text:span text:style-name="T11">incrementEB1</text:span>(<text:span text:style-name="T13">n</text:span>):</text:p>
        <text:p text:style-name="P2"><text:tab/>n=n+<text:span text:style-name="T16">1</text:span></text:p>
        <text:p text:style-name="P2"><text:span text:style-name="T20"><text:tab/>return</text:span> n</text:p>
        <text:p text:style-name="P16">a pour effet de bord la modification de la valeur de n</text:p>
        <text:p text:style-name="P6"><text:span text:style-name="T5">def</text:span><text:span text:style-name="T7"> </text:span><text:span text:style-name="T12">incrementEB2</text:span><text:span text:style-name="T7">(</text:span><text:span text:style-name="T14">n</text:span><text:span text:style-name="T7">):</text:span></text:p>
        <text:p text:style-name="P2"><text:span text:style-name="T11"><text:tab/>print</text:span> (n+<text:span text:style-name="T16">1</text:span>)</text:p>
        <text:p text:style-name="P2"><text:span text:style-name="T20"><text:tab/>return</text:span> n+<text:span text:style-name="T16">1</text:span></text:p>
        <text:p text:style-name="P11">a pour effet de bord un affichage à l’écran</text:p>
        <text:p text:style-name="P8"/>
        <text:p text:style-name="P6"><text:span text:style-name="T5">def</text:span><text:span text:style-name="T7"> </text:span><text:span text:style-name="T12">incrementSEB</text:span><text:span text:style-name="T7">(</text:span><text:span text:style-name="T14">n</text:span><text:span text:style-name="T7">):</text:span></text:p>
        <text:p text:style-name="P2"><text:span text:style-name="T20"><text:tab/>return</text:span> n+<text:span text:style-name="T16">1</text:span></text:p>
        <text:p text:style-name="P11">n’a pas d’effet de bord</text:p>
      </text:section>
      <text:h text:style-name="P22" text:outline-level="2">Programmation fonctionnelle</text:h>
      <text:p text:style-name="P12">La programmation fonctionnelle consiste à produire des fonctions qui n’ont pas d’effets de bord et ne dépendent pas de valeurs externes à la fonction. On parle alors de fonctions pures.</text:p>
      <text:h text:style-name="P18" text:outline-level="1">Exercices - <text:span text:style-name="T27">1</text:span></text:h>
      <text:h text:style-name="RP09_20_Partie" text:outline-level="2">Parmi les fonctions suivantes, quelles sont celles qui relèvent de la programmation fonctionnelle ? *</text:h>
      <text:p text:style-name="P2">note=<text:span text:style-name="T16">14</text:span></text:p>
      <text:p text:style-name="P2"><text:span text:style-name="T4">def</text:span> <text:span text:style-name="T11">aLaMoyenne1</text:span>():</text:p>
      <text:p text:style-name="P2"><text:span text:style-name="T20"><text:tab/>return</text:span> note&gt;=<text:span text:style-name="T16">10</text:span></text:p>
      <text:p text:style-name="RP09_20_Texte"/>
      <text:p text:style-name="P2"><text:span text:style-name="T4">def</text:span> <text:span text:style-name="T11">aLaMoyenne2</text:span>(<text:span text:style-name="T13">note</text:span>):</text:p>
      <text:p text:style-name="P2"><text:span text:style-name="T20"><text:tab/>return</text:span> note&gt;=<text:span text:style-name="T16">10</text:span></text:p>
      <text:p text:style-name="RP09_20_Texte"/>
      <text:p text:style-name="P2"><text:span text:style-name="T4">def</text:span> <text:span text:style-name="T11">CalculMoyenne1</text:span>(<text:span text:style-name="T13">listeNotes</text:span>):</text:p>
      <text:p text:style-name="P7"><text:tab/>"""Calcule la moyenne de listeNotes"""</text:p>
      <text:p text:style-name="P2"><text:span text:style-name="T20"><text:tab/>return</text:span> <text:span text:style-name="T11">sum</text:span>(listeNotes)/<text:span text:style-name="T11">len</text:span>(listeNotes)</text:p>
      <text:p text:style-name="RP09_20_Texte"/>
      <text:p text:style-name="P3"><text:span text:style-name="T4">def</text:span> <text:span text:style-name="T11">CalculMoyenne2</text:span>():</text:p>
      <text:p text:style-name="P7"><text:tab/>"""Calcule la moyenne de listeNotes"""</text:p>
      <text:p text:style-name="P2"><text:span text:style-name="T20"><text:tab/>return</text:span>(<text:span text:style-name="T11">sum</text:span>(listeNotes)/<text:span text:style-name="T11">len</text:span>(listeNotes))</text:p>
      <text:p text:style-name="P11"/>
      <text:p text:style-name="P3"><text:span text:style-name="T4">def</text:span> <text:span text:style-name="T11">CalculMoyenne3</text:span>(<text:span text:style-name="T13">listeNotes</text:span>):</text:p>
      <text:p text:style-name="P7"><text:tab/>"""Calcule la moyenne de listeNotes"""</text:p>
      <text:p text:style-name="P2"><text:tab/>moyenne = <text:span text:style-name="T11">sum</text:span>(listeNotes)/<text:span text:style-name="T11">len</text:span>(listeNotes)</text:p>
      <text:p text:style-name="P2"><text:soft-page-break/><text:span text:style-name="T20"><text:tab/>return</text:span> moyenne</text:p>
      <text:p text:style-name="P11"/>
      <text:p text:style-name="P3"><text:span text:style-name="T4">def</text:span> <text:span text:style-name="T11">CalculMoyenne4</text:span>(<text:span text:style-name="T13">listeNotes</text:span>):</text:p>
      <text:p text:style-name="P7"><text:tab/>"""Calcule la moyenne d'une liste de notes et ajoute le résultat <text:span text:style-name="T26">à</text:span> la suite"""</text:p>
      <text:p text:style-name="P2"><text:tab/>listeNotes.append(<text:span text:style-name="T11">sum</text:span>(listeNotes)/<text:span text:style-name="T11">len</text:span>(listeNotes))</text:p>
      <text:p text:style-name="P11"/>
      <text:h text:style-name="P22" text:outline-level="2">Un programme qui calcule en fonctionnel</text:h>
      <text:p text:style-name="P12">Ouvrir le fichier « SupportTD<text:span text:style-name="T31">16</text:span>.py » et le sauvegarder sous un nouveau nom.</text:p>
      <text:h text:style-name="P25" text:outline-level="3">Le paradigme fonctionnel est-il respecté dans ce programme ? Pourquoi ? *</text:h>
      <text:h text:style-name="P25" text:outline-level="3">En respectant le paradigme fonctionnel, créer une fonction qui réalise l’opération 1 : (a+b)*c, en utilisant des fonctions fournies. *</text:h>
      <text:h text:style-name="P25" text:outline-level="3">En respectant le paradigme fonctionnel, créer une fonction qui réalise l’opération 2 : (a-b)/(c+d), en utilisant des fonctions fournies. *</text:h>
      <text:h text:style-name="P25" text:outline-level="3">Proposer une fonction testOperation2 sur le modèle de testOperation1, en couvrant le plus de cas possibles. **</text:h>
      <text:h text:style-name="P19" text:outline-level="1">Un<text:span text:style-name="T29">e</text:span> fonction qui n’a pas de nom</text:h>
      <text:p text:style-name="P13">On peut créer des fonctions qui n’ont pas de nom : ce sont des fonctions « lambda ». Ce type de définition a amené Church, dont nous avons déjà parlé, à définir le lambda-calcul.</text:p>
      <text:p text:style-name="P13">Exemple en python:</text:p>
      <text:p text:style-name="P4"><text:span text:style-name="T4">lambda</text:span> <text:span text:style-name="T13">x</text:span>: <text:span text:style-name="T16">2</text:span>*x</text:p>
      <text:p text:style-name="P13">Ne pas nommer une fonction peut être très pratique dans le but de définir une fonction générique qui permettra ensuite de définir facilement toute une famille de fonctions.</text:p>
      <text:h text:style-name="P23" text:outline-level="2">Exemple 1</text:h>
      <text:p text:style-name="RP09_20_Texte"><text:span text:style-name="T28">S</text:span>i l’on souhaite sélectionner des éléments suivant différents critères, le critère est une fonction qui renvoie True ou False, mais touts les tris s’effectuent de la même façon : on considère chaque élément et on choisit de le garder ou non.</text:p>
      <text:p text:style-name="P13">On peut donc, en python créer un fonction de tri générique :</text:p>
      <text:p text:style-name="P4"><text:span text:style-name="T4">def</text:span> <text:span text:style-name="T11">selection</text:span>(<text:span text:style-name="T13">critere</text:span>):</text:p>
      <text:p text:style-name="P2"><text:span text:style-name="T20"><text:tab/>return</text:span> <text:span text:style-name="T4">lambda</text:span> <text:span text:style-name="T13">liste</text:span> : [element <text:span text:style-name="T20">for</text:span> element <text:span text:style-name="T4">in</text:span> liste <text:span text:style-name="T20">if</text:span> critere(element)]</text:p>
      <text:p text:style-name="P13">Cette fonction renvoie une fonction !</text:p>
      <text:p text:style-name="P13">Par exemple, si on a le critère écrit sous forme de fonction :</text:p>
      <text:p text:style-name="P4"><text:span text:style-name="T4">def</text:span> <text:span text:style-name="T11">EstPair</text:span>(<text:span text:style-name="T13">n</text:span>):</text:p>
      <text:p text:style-name="P2"><text:span text:style-name="T20"><text:tab/>return</text:span> n%<text:span text:style-name="T16">2</text:span>==<text:span text:style-name="T16">0</text:span></text:p>
      <text:p text:style-name="P13">On peut obtenir une fonction qui extrait les éléments pairs d’une liste par la seule ligne :</text:p>
      <text:p text:style-name="P4">SelectionPair=selection(EstPair)</text:p>
      <text:p text:style-name="P13">Que l’on va utiliser comme une fonction classique :</text:p>
      <text:p text:style-name="P5"><text:span text:style-name="T28">SelectionPair(</text:span>[<text:span text:style-name="T16">1</text:span>,<text:span text:style-name="T16">2</text:span>,<text:span text:style-name="T16">3</text:span>,<text:span text:style-name="T16">4</text:span>,<text:span text:style-name="T16">5</text:span>,<text:span text:style-name="T16">6</text:span>,<text:span text:style-name="T16">7</text:span>,<text:span text:style-name="T16">8</text:span>,<text:span text:style-name="T16">9</text:span>,<text:span text:style-name="T16">10</text:span>]<text:span text:style-name="T28">)</text:span></text:p>
      <text:p text:style-name="P13">renvoie bien : 2,4,6,8,10.</text:p>
      <text:h text:style-name="P23" text:outline-level="2">Exemple 2</text:h>
      <text:p text:style-name="P13">On peut aussi réaliser la même tâche sans définir de fonction de tri pour le critère :</text:p>
      <text:p text:style-name="P4"><text:span text:style-name="T11">print</text:span>(selection(<text:span text:style-name="T4">lambda</text:span> <text:span text:style-name="T13">n</text:span> : n%<text:span text:style-name="T16">2</text:span>==<text:span text:style-name="T16">0</text:span>)(nombres))</text:p>
      <text:p text:style-name="P13">affiche les éléments pairs de la liste « nombres » ; <text:span text:style-name="T7">(</text:span><text:span text:style-name="T5">lambda</text:span><text:span text:style-name="T7"> </text:span><text:span text:style-name="T14">n</text:span><text:span text:style-name="T7"> : n%</text:span><text:span text:style-name="T17">2</text:span><text:span text:style-name="T7">==</text:span><text:span text:style-name="T17">0</text:span><text:span text:style-name="T7">)</text:span> est le paramètre de la fonction <text:span text:style-name="T7">selection</text:span>, ici le critère de tri. <text:span text:style-name="T7">(nombres)</text:span><text:span text:style-name="T10"> </text:span><text:span text:style-name="T21">est le paramètre de la fonction </text:span><text:span text:style-name="T9">selection(</text:span><text:span text:style-name="T6">lambda</text:span><text:span text:style-name="T9"> </text:span><text:span text:style-name="T15">n</text:span><text:span text:style-name="T9"> : n%</text:span><text:span text:style-name="T19">2</text:span><text:span text:style-name="T9">==</text:span><text:span text:style-name="T19">0</text:span><text:span text:style-name="T9">)</text:span><text:span text:style-name="T21">. </text:span></text:p>
      <text:h text:style-name="P20" text:outline-level="1">Exercices – 2</text:h>
      <text:h text:style-name="P23" text:outline-level="2">Sélection d’éléments dans une liste</text:h>
      <text:h text:style-name="P26" text:outline-level="3">* A partir de l’exemple <text:span text:style-name="T28">du IV,</text:span> <text:span text:style-name="T28">définir une fonction EstMultipleDe3(n) qui renvoie True si n est multiple de 3. La tester.</text:span></text:h>
      <text:h text:style-name="P26" text:outline-level="3"><text:soft-page-break/>* A partir de l’exemple <text:span text:style-name="T28">du IV,</text:span> écrire SelectionMultipleDe3, qui sélectionnera dans une liste les nombres qui sont multiples de 3. Vous utiliserez la fonction s<text:span text:style-name="T28">e</text:span>lection<text:span text:style-name="T28">. La tester.</text:span></text:h>
      <text:h text:style-name="P27" text:outline-level="3">* Faire de même (questions 1 et 2) pour les multiples de 5. La tester.</text:h>
      <text:h text:style-name="P26" text:outline-level="3"><text:span text:style-name="T28">** A l’aide d’une nouvelle fonction lambda, et en réutilisant la fonction selection, écrire une fonction qui affiche successivement les multiples de 2,3,4,5,6,7,8 et 9 dans une liste. Si on lui donne en paramètre </text:span><text:span text:style-name="T8">nombres=[</text:span><text:span text:style-name="T18">1</text:span><text:span text:style-name="T8">,</text:span><text:span text:style-name="T18">2</text:span><text:span text:style-name="T8">,</text:span><text:span text:style-name="T18">3</text:span><text:span text:style-name="T8">,</text:span><text:span text:style-name="T18">4</text:span><text:span text:style-name="T8">,</text:span><text:span text:style-name="T18">5</text:span><text:span text:style-name="T8">,</text:span><text:span text:style-name="T18">6</text:span><text:span text:style-name="T8">,</text:span><text:span text:style-name="T18">7</text:span><text:span text:style-name="T8">,</text:span><text:span text:style-name="T18">8</text:span><text:span text:style-name="T8">,</text:span><text:span text:style-name="T18">9</text:span><text:span text:style-name="T8">,</text:span><text:span text:style-name="T18">10</text:span><text:span text:style-name="T8">]</text:span><text:span text:style-name="T28">, la fonction doit afficher :</text:span></text:h>
      <text:p text:style-name="P15">[2, 4, 6, 8, 10]</text:p>
      <text:p text:style-name="P15">[3, 6, 9]</text:p>
      <text:p text:style-name="P15">[4, 8]</text:p>
      <text:p text:style-name="P15">[5, 10]</text:p>
      <text:p text:style-name="P15">[6]</text:p>
      <text:p text:style-name="P15">[7]</text:p>
      <text:p text:style-name="P15">[8]</text:p>
      <text:p text:style-name="P15">[9]</text:p>
      <text:h text:style-name="P24" text:outline-level="2">Un autre programme qui calcule en fonctionnel.</text:h>
      <text:p text:style-name="RP09_20_Texte">On reprend l’exercice du III – B. <text:span text:style-name="T28">On utilisera les fonctions addition, soustraction, produit, division.</text:span></text:p>
      <text:h text:style-name="RP09_20_Question" text:outline-level="3">**On doit automatiser le calcul de fonctions de la forme (a +ou- b) /(c – d). <text:span text:style-name="T28">Grâce à une fonction lambda, écrire une fonction B1(a,operation, b,c,d,) où a , b, c et d sont des nombres et « operation » est à choisir parmi addition et soustraction. Cette fonction doit renvoyer le résultat du calcul à automatiser. La tester.</text:span></text:h>
      <text:h text:style-name="P28" text:outline-level="3">**On doit automatiser le calcul de fonctions de la forme (a +ou- b) /(c <text:span text:style-name="T28">+ou</text:span>– d). <text:span text:style-name="T28">Grâce à une fonction lambda, écrire une fonction B2(a,operation1, b,c,operation2,d,) où a , b, c et d sont des nombres et operation1 et operation2 sont à choisir parmi addition et soustraction. Cette fonction doit renvoyer le résultat du calcul à automatiser.</text:span></text:h>
      <text:h text:style-name="P28" text:outline-level="3">**On doit automatiser le calcul de fonctions de la forme (a +ou- b) *<text:span text:style-name="T28">ou</text:span>/ (c <text:span text:style-name="T28">+ou</text:span>– d). <text:span text:style-name="T28">Grâce à une fonction lambda, écrire une fonction B3(a,operation1, b,operation3, c,operation2,d,) où a , b, c et d sont des nombres, operation1 et operation2 sont des chaînes de caractère à choisir parmi addition et soustraction, operation3 est à choisir parmi produit et division Cette fonction doit renvoyer le résultat du calcul à automatiser.</text:span></text:h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Droid Sans Mono" svg:font-family="'Droid Sans Mono', monospace, monospace, 'Droid Sans Fallback'"/>
    <style:font-face style:name="OpenSymbol1" svg:font-family="OpenSymbol"/>
    <style:font-face style:name="Tahoma1" svg:font-family="Tahoma"/>
    <style:font-face style:name="Courier New1" svg:font-family="'Courier New'" style:font-family-generic="modern"/>
    <style:font-face style:name="Arial" svg:font-family="Arial, Arial" style:font-family-generic="swiss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ourier New2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11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Extrémité_20_de_20_ligne_20_1" draw:display-name="Extrémité de ligne 1" svg:viewBox="0 0 1122 2243" svg:d="M0 2108v17 17l12 42 30 34 38 21 43 4 29-8 30-21 25-26 13-34 343-1532 339 1520 13 42 29 34 39 21 42 4 42-12 34-30 21-42v-39-12l-4 4-440-1998-9-42-25-39-38-25-43-8-42 8-38 25-26 39-8 42z"/>
    <draw:marker draw:name="msArrowStealthEnd_20_5" draw:display-name="msArrowStealthEnd 5" svg:viewBox="0 0 210 210" svg:d="M105 0l105 210-105-84-105 84z"/>
    <draw:marker draw:name="msArrowStealthEnd_20_9" draw:display-name="msArrowStealthEnd 9" svg:viewBox="0 0 350 350" svg:d="M175 0l175 350-175-140-175 140z"/>
    <draw:stroke-dash draw:name="Dashed_20__28_var_29__20_1" draw:display-name="Dashed (var) 1" draw:style="rect" draw:dots1="1" draw:dots1-length="0.011cm" draw:dots2="1" draw:dots2-length="0.011cm" draw:distance="0.011cm"/>
    <draw:stroke-dash draw:name="Fine_20_Dotted" draw:display-name="Fine Dotted" draw:style="rect" draw:dots1="1" draw:distance="0.259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RP09_20_Titre_20_dans_20_tableau" style:display-name="RP09 Titre dans tableau" style:family="paragraph" style:parent-style-name="Table_20_Contents" style:class="extra">
      <style:paragraph-properties fo:text-align="center" style:justify-single-word="false"/>
      <style:text-properties style:font-name="Arial1" fo:font-family="Arial" style:font-family-generic="swiss" style:font-pitch="variable" fo:font-size="16pt" style:font-size-asian="16pt" style:font-size-complex="16pt"/>
    </style:style>
    <style:style style:name="Table" style:family="paragraph" style:parent-style-name="Caption" style:class="extra"/>
    <style:style style:name="RP09_20_Chapitre" style:display-name="RP09 Chapitre" style:family="paragraph" style:parent-style-name="Standard" style:next-style-name="RP09_20_Question" style:default-outline-level="1" style:class="text">
      <style:paragraph-properties fo:margin-top="0.199cm" fo:margin-bottom="0.199cm" loext:contextual-spacing="false" fo:text-align="justify" style:justify-single-word="false" fo:padding="0.049cm" fo:border="0.06pt solid #000000" style:shadow="none" style:writing-mode="page"/>
      <style:text-properties style:font-name="Arial1" fo:font-family="Arial" style:font-family-generic="swiss" style:font-pitch="variable" fo:font-size="14pt" style:font-size-asian="12pt" style:font-size-complex="12pt"/>
    </style:style>
    <style:style style:name="RP09_20_Texte" style:display-name="RP09 Texte" style:family="paragraph" style:parent-style-name="Standard" style:auto-update="true" style:class="text">
      <style:paragraph-properties fo:text-align="justify" style:justify-single-word="false" style:writing-mode="page"/>
      <style:text-properties style:font-name="arial" fo:font-family="arial" style:font-family-generic="swiss" fo:font-size="12pt" style:font-size-asian="12pt" style:font-size-complex="12pt"/>
    </style:style>
    <style:style style:name="RP09_20_Partie" style:display-name="RP09 Partie" style:family="paragraph" style:parent-style-name="Standard" style:next-style-name="RP09_20_Question" style:default-outline-level="2" style:class="text" style:master-page-name="">
      <style:paragraph-properties fo:margin-top="0.199cm" fo:margin-bottom="0cm" loext:contextual-spacing="false" fo:text-align="justify" style:justify-single-word="false" style:page-number="auto"/>
      <style:text-properties style:font-name="Arial1" fo:font-family="Arial" style:font-family-generic="swiss" style:font-pitch="variable" fo:font-size="12pt" style:font-size-asian="11pt" style:font-size-complex="11pt"/>
    </style:style>
    <style:style style:name="RP09_20_Question" style:display-name="RP09 Question" style:family="paragraph" style:parent-style-name="Standard" style:default-outline-level="3" style:class="text">
      <style:paragraph-properties fo:margin-top="0.3cm" fo:margin-bottom="0cm" loext:contextual-spacing="false" fo:text-align="justify" style:justify-single-word="false"/>
      <style:text-properties style:font-name="Arial1" fo:font-family="Arial" style:font-family-generic="swiss" style:font-pitch="variable" fo:font-size="12pt" style:font-size-asian="10pt" style:font-size-complex="10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RP_20_09_20_SsQuestion" style:display-name="RP 09 SsQuestion" style:family="paragraph" style:parent-style-name="RP09_20_Question" style:next-style-name="RP09_20_Texte" style:default-outline-level="4" style:class="text">
      <style:text-properties fo:font-size="12pt" officeooo:rsid="003e05c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P09_20_Correction" style:display-name="RP09 Correction" style:family="paragraph" style:parent-style-name="RP09_20_Texte">
      <style:paragraph-properties fo:margin-left="2cm" fo:margin-right="0cm" fo:text-indent="0cm" style:auto-text-indent="false"/>
      <style:text-properties fo:font-style="italic" style:font-style-asian="italic" style:font-style-complex="italic"/>
    </style:style>
    <style:style style:name="Text_20_body_20_indent" style:display-name="Text body indent" style:family="paragraph" style:parent-style-name="Standard" style:class="text">
      <style:paragraph-properties fo:margin-left="1.251cm" fo:margin-right="0cm" fo:text-align="justify" style:justify-single-word="false" fo:text-indent="0cm" style:auto-text-indent="false"/>
    </style:style>
    <style:style style:name="RP09_20_DocumentTexte" style:display-name="RP09 DocumentTexte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0">
        <style:tab-stops>
          <style:tab-stop style:position="0.635cm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RP10_20_Compétences" style:display-name="RP10 Compétences" style:family="paragraph" style:parent-style-name="RP09_20_Texte" style:class="text">
      <style:paragraph-properties style:border-line-width="0.002cm 0.035cm 0.002cm" fo:padding="0.049cm" fo:border="1.11pt double #000000" style:shadow="none"/>
      <style:text-properties fo:color="#000000" style:font-name="Arial1" fo:font-family="Arial" style:font-family-generic="swiss" style:font-pitch="variable" fo:font-size="12pt" fo:font-style="normal" style:font-size-asian="12pt" style:font-style-asian="italic" style:font-size-complex="12pt" style:font-style-complex="italic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ormal_20_centré" style:display-name="Normal centré" style:family="paragraph" style:parent-style-name="Standard">
      <style:paragraph-properties fo:margin-left="0.501cm" fo:margin-right="1.744cm" fo:text-indent="0cm" style:auto-text-indent="false"/>
    </style:style>
    <style:style style:name="Style_20_2" style:display-name="Style 2" style:family="paragraph" style:parent-style-name="Standard">
      <style:paragraph-properties fo:margin-left="0.127cm" fo:margin-right="0cm" fo:line-height="100%" fo:text-align="start" style:justify-single-word="false" fo:orphans="0" fo:widows="0" fo:text-indent="0cm" style:auto-text-indent="false"/>
    </style:style>
    <style:style style:name="Style_20_1" style:display-name="Style 1" style:family="paragraph" style:parent-style-name="Standard">
      <style:paragraph-properties fo:margin-left="0.127cm" fo:margin-right="0.127cm" fo:line-height="100%" fo:text-align="justify" style:justify-single-word="false" fo:orphans="0" fo:widows="0" fo:text-indent="0cm" style:auto-text-indent="false"/>
    </style:style>
    <style:style style:name="Frame_20_contents" style:display-name="Frame contents" style:family="paragraph" style:parent-style-name="Text_20_body" style:class="extra"/>
    <style:style style:name="WW-Corps_20_de_20_texte_20_2" style:display-name="WW-Corps de texte 2" style:family="paragraph" style:parent-style-name="Standard">
      <style:paragraph-properties fo:margin-top="0cm" fo:margin-bottom="0.106cm" loext:contextual-spacing="false" fo:text-align="justify" style:justify-single-word="false" fo:hyphenation-ladder-count="no-limit" style:text-autospace="none" style:punctuation-wrap="simple" style:vertical-align="baseline">
        <style:tab-stops>
          <style:tab-stop style:position="3cm"/>
        </style:tab-stops>
      </style:paragraph-properties>
      <style:text-properties style:font-size-complex="10pt" fo:hyphenate="false" fo:hyphenation-remain-char-count="2" fo:hyphenation-push-char-count="2" loext:hyphenation-no-caps="false"/>
    </style:style>
    <style:style style:name="Text" style:family="paragraph" style:parent-style-name="Standard" style:class="extra">
      <style:paragraph-properties>
        <style:tab-stops>
          <style:tab-stop style:position="0.25cm"/>
          <style:tab-stop style:position="0.501cm"/>
          <style:tab-stop style:position="0.75cm"/>
          <style:tab-stop style:position="1cm"/>
        </style:tab-stops>
      </style:paragraph-properties>
    </style:style>
    <style:style style:name="Titre_20_général" style:display-name="Titre général" style:family="paragraph" style:parent-style-name="Standard" style:next-style-name="Standard">
      <loext:graphic-properties draw:fill="solid" draw:fill-color="#e5e5e5" draw:opacity="100%"/>
      <style:paragraph-properties fo:text-align="center" style:justify-single-word="false" fo:background-color="#e5e5e5" fo:padding-left="0.141cm" fo:padding-right="0.141cm" fo:padding-top="0.035cm" fo:padding-bottom="0.035cm" fo:border="0.99pt solid #000000" style:shadow="#000000 0.194cm 0.194cm" style:text-autospace="ideograph-alpha" style:punctuation-wrap="hanging" style:vertical-align="auto"/>
      <style:text-properties style:font-name="Arial1" fo:font-family="Arial" style:font-family-generic="swiss" style:font-pitch="variable" fo:font-size="14pt" style:font-size-asian="14pt" style:font-size-complex="12pt"/>
    </style:style>
    <style:style style:name="Titre1" style:family="paragraph" style:parent-style-name="Titre_20_général" style:next-style-name="Standard">
      <loext:graphic-properties draw:fill="none" draw:fill-color="#cfe7f5"/>
      <style:paragraph-properties fo:text-align="justify" style:justify-single-word="false" fo:background-color="transparent" fo:padding="0cm" fo:border="none">
        <style:tab-stops>
          <style:tab-stop style:position="0.25cm"/>
          <style:tab-stop style:position="0.501cm"/>
        </style:tab-stops>
      </style:paragraph-properties>
      <style:text-properties fo:font-size="12pt" fo:font-weight="bold" style:font-size-asian="12pt" style:font-weight-asian="bold"/>
    </style:style>
    <style:style style:name="Titre2" style:family="paragraph" style:next-style-name="Standard">
      <style:paragraph-properties fo:orphans="2" fo:widows="2">
        <style:tab-stops>
          <style:tab-stop style:position="0.25cm"/>
          <style:tab-stop style:position="0.501cm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fr" fo:country="FR" style:text-underline-style="solid" style:text-underline-width="auto" style:text-underline-color="font-color" fo:font-weight="bold" style:font-name-asian="Arial1" style:font-family-asian="Arial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Arial" fo:font-family="Arial, Arial" style:font-family-generic="swiss" fo:font-size="12pt" style:font-name-asian="Arial" style:font-family-asian="Arial, Arial" style:font-family-generic-asian="swiss" style:font-size-asian="12pt" style:font-name-complex="Arial" style:font-family-complex="Arial, Arial" style:font-family-generic-complex="swiss" style:font-size-complex="12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RP20_20_texte_20_dans_20_tableau_20_droite" style:display-name="RP20 texte dans tableau droite" style:family="paragraph" style:parent-style-name="RP09_20_Texte">
      <style:paragraph-properties style:writing-mode="page"/>
      <style:text-properties style:font-name="arial" fo:font-family="arial" style:font-family-generic="swiss" fo:font-size="12pt" officeooo:rsid="003c09a2" style:font-size-asian="12pt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z0" style:family="text">
      <style:text-properties fo:color="#000000"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ListLabel_20_6" style:display-name="ListLabel 6" style:family="text">
      <style:text-properties style:font-name-asian="Times New Roman1" style:font-family-asian="'Times New Roman'" style:font-family-generic-asian="system" style:font-pitch-asian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Wingdings1" style:font-family-complex="Wingdings" style:font-family-generic-complex="system" style:font-pitch-complex="variabl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Zeichenformat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RP09_20_Formule" style:display-name="RP09 Formule" style:family="graphic" style:parent-style-name="Formula">
      <style:graphic-properties svg:width="0.445cm" svg:height="0.467cm" text:anchor-type="as-char" svg:y="-0.362cm" fo:margin-left="0cm" fo:margin-right="0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suffix=" - " style:num-format="I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suffix=" - " style:num-format="A">
        <style:list-level-properties text:list-level-position-and-space-mode="label-alignment">
          <style:list-level-label-alignment text:label-followed-by="nothing" fo:margin-left="0.499cm"/>
        </style:list-level-properties>
      </text:outline-level-style>
      <text:outline-level-style text:level="3" style:num-suffix=" - " style:num-format="1">
        <style:list-level-properties text:list-level-position-and-space-mode="label-alignment">
          <style:list-level-label-alignment text:label-followed-by="nothing" fo:margin-left="1cm"/>
        </style:list-level-properties>
      </text:outline-level-style>
      <text:outline-level-style text:level="4" style:num-suffix=" - " style:num-format="a">
        <style:list-level-properties text:list-level-position-and-space-mode="label-alignment">
          <style:list-level-label-alignment text:label-followed-by="nothing" fo:text-indent="-0.025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5" text:consecutive-numbering="true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1.085cm" fo:text-indent="-0.661cm" fo:margin-left="1.08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-" style:num-format="a" style:num-letter-sync="true">
        <style:list-level-properties text:list-level-position-and-space-mode="label-alignment">
          <style:list-level-label-alignment text:label-followed-by="listtab" text:list-tab-stop-position="1.72cm" fo:text-indent="-0.635cm" fo:margin-left="1.7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text:bullet-char="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  <style:text-properties style:font-name="Symbol"/>
      </text:list-level-style-bullet>
      <text:list-level-style-bullet text:level="2" text:style-name="Zeichenformat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Zeichenformat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Zeichenformat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Zeichenformat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Zeichenformat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Zeichenformat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Zeichenformat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Zeichenformat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Zeichenformat" text:bullet-char="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  <style:text-properties style:font-name="Symbol"/>
      </text:list-level-style-bullet>
      <text:list-level-style-bullet text:level="2" text:style-name="Zeichenformat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Zeichenformat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Zeichenformat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Zeichenformat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Zeichenformat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Zeichenformat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Zeichenformat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Zeichenformat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Zeichenformat" text:bullet-char="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  <style:text-properties style:font-name="Symbol"/>
      </text:list-level-style-bullet>
      <text:list-level-style-bullet text:level="2" text:style-name="Zeichenformat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Zeichenformat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Zeichenformat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Zeichenformat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Zeichenformat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Zeichenformat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Zeichenformat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Zeichenformat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6" text:bullet-char="-">
        <style:list-level-properties text:list-level-position-and-space-mode="label-alignment">
          <style:list-level-label-alignment text:label-followed-by="listtab" text:list-tab-stop-position="4.382cm" fo:text-indent="-0.635cm" fo:margin-left="4.382cm"/>
        </style:list-level-properties>
        <style:text-properties style:font-name="Times New Roman"/>
      </text:list-level-style-bullet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text:list-tab-stop-position="5.652cm" fo:text-indent="-0.635cm" fo:margin-left="5.652cm"/>
        </style:list-level-properties>
        <style:text-properties style:font-name="Courier New"/>
      </text:list-level-style-bullet>
      <text:list-level-style-bullet text:level="3" text:style-name="ListLabel_20_4" text:bullet-char="">
        <style:list-level-properties text:list-level-position-and-space-mode="label-alignment">
          <style:list-level-label-alignment text:label-followed-by="listtab" text:list-tab-stop-position="6.922cm" fo:text-indent="-0.635cm" fo:margin-left="6.922cm"/>
        </style:list-level-properties>
        <style:text-properties fo:font-family="Wingdings" style:font-family-generic="swiss" style:font-pitch="variable"/>
      </text:list-level-style-bullet>
      <text:list-level-style-bullet text:level="4" text:style-name="ListLabel_20_1" text:bullet-char="">
        <style:list-level-properties text:list-level-position-and-space-mode="label-alignment">
          <style:list-level-label-alignment text:label-followed-by="listtab" text:list-tab-stop-position="8.192cm" fo:text-indent="-0.635cm" fo:margin-left="8.192cm"/>
        </style:list-level-properties>
        <style:text-properties fo:font-family="Symbol" style:font-family-generic="swiss" style:font-pitch="variable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text:list-tab-stop-position="9.462cm" fo:text-indent="-0.635cm" fo:margin-left="9.462cm"/>
        </style:list-level-properties>
        <style:text-properties style:font-name="Courier New"/>
      </text:list-level-style-bullet>
      <text:list-level-style-bullet text:level="6" text:style-name="ListLabel_20_4" text:bullet-char="">
        <style:list-level-properties text:list-level-position-and-space-mode="label-alignment">
          <style:list-level-label-alignment text:label-followed-by="listtab" text:list-tab-stop-position="10.732cm" fo:text-indent="-0.635cm" fo:margin-left="10.732cm"/>
        </style:list-level-properties>
        <style:text-properties fo:font-family="Wingdings" style:font-family-generic="swiss" style:font-pitch="variable"/>
      </text:list-level-style-bullet>
      <text:list-level-style-bullet text:level="7" text:style-name="ListLabel_20_1" text:bullet-char="">
        <style:list-level-properties text:list-level-position-and-space-mode="label-alignment">
          <style:list-level-label-alignment text:label-followed-by="listtab" text:list-tab-stop-position="12.002cm" fo:text-indent="-0.635cm" fo:margin-left="12.002cm"/>
        </style:list-level-properties>
        <style:text-properties fo:font-family="Symbol" style:font-family-generic="swiss" style:font-pitch="variable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text:list-tab-stop-position="13.272cm" fo:text-indent="-0.635cm" fo:margin-left="13.272cm"/>
        </style:list-level-properties>
        <style:text-properties style:font-name="Courier New"/>
      </text:list-level-style-bullet>
      <text:list-level-style-bullet text:level="9" text:style-name="ListLabel_20_4" text:bullet-char="">
        <style:list-level-properties text:list-level-position-and-space-mode="label-alignment">
          <style:list-level-label-alignment text:label-followed-by="listtab" text:list-tab-stop-position="14.542cm" fo:text-indent="-0.635cm" fo:margin-left="14.542cm"/>
        </style:list-level-properties>
        <style:text-properties fo:font-family="Wingdings" style:font-family-generic="swiss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style:text-position="0% 100%" style:font-name="Arial1"/>
    </style:style>
    <style:style style:name="MT2" style:family="text">
      <style:text-properties style:text-position="0% 100%" style:font-name="Arial1" officeooo:rsid="005bf787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01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MT1">TNSI – TD </text:span><text:span text:style-name="MT2">16 </text:span><text:span text:style-name="MT1"><text:s text:c="124"/>Page </text:span><text:span text:style-name="MT1"><text:page-number text:select-page="current">2</text:page-number></text:span><text:span text:style-name="MT1">/</text:span><text:span text:style-name="MT1"><text:page-count>3</text:page-count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12-15T15:44:29</meta:creation-date>
    <meta:editing-cycles>214</meta:editing-cycles>
    <meta:editing-duration>P3DT8H3M33S</meta:editing-duration>
    <dc:title>TD3 - Récursivité 2</dc:title>
    <meta:generator>LibreOffice/6.4.7.2$Linux_X86_64 LibreOffice_project/40$Build-2</meta:generator>
    <dc:date>2022-03-20T17:52:34.226748129</dc:date>
    <meta:print-date>2020-09-11T13:19:15.777000000</meta:print-date>
    <dc:creator>Rémy Pagès</dc:creator>
    <meta:document-statistic meta:table-count="1" meta:image-count="0" meta:object-count="0" meta:page-count="3" meta:paragraph-count="95" meta:word-count="1067" meta:character-count="6635" meta:non-whitespace-character-count="5516"/>
    <meta:user-defined meta:name="Info 1"/>
    <meta:user-defined meta:name="Info 2"/>
    <meta:user-defined meta:name="Info 3"/>
    <meta:user-defined meta:name="Info 4"/>
  </office:meta>
</office:document-meta>
</file>